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paragraph-rsid="00045fec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4f415" officeooo:paragraph-rsid="00045fec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14f415"/>
    </style:style>
    <style:style style:name="T2" style:family="text">
      <style:text-properties style:font-size-asian="16pt"/>
    </style:style>
    <style:style style:name="T3" style:family="text">
      <style:text-properties officeooo:rsid="0004e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щитное слово</text:p>
      <text:p text:style-name="P2"><text:span text:style-name="T2"><text:tab/>Актуальность интернет-магазинов заключается в возможности быстрого и удобного приобретения нужных товаров не выходя из дома или офиса. Кроме того, интернет-магазины часто предлагают широкий ассортимент товаров по более привлекательным ценам, чем традиционные магазины в торговых центрах. Именно поэтому в качестве заключительного проекта для Лицея Академии Яндекс мы решили сделать веб-приложение, позволяющее людям покупать лицензионное програмное обеспечение.</text:span></text:p>
      <text:p text:style-name="P1"><text:span text:style-name="T1"><text:tab/></text:span>На нашем интернет-магазине вы можете легко и удобно приобрести программы для компьютеров. Мы предлагаем ассортимент программного обеспечения, включая операционные системы, антивирусные программы, офисные приложения, графические редакторы и многое другое. Наша команда специалистов всегда готова предоставить вам квалифицированную помощь и ответить на любые вопросы, связанные с покупкой и использованием программного обеспечения.</text:p>
      <text:p text:style-name="P1"><text:tab/>Давайте подробно разберем функционал разработанного <text:span text:style-name="T3">web-приложения.</text:span></text:p>
      <text:p text:style-name="P1"><text:tab/><text:span text:style-name="T3">*Рассказываем про приложение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1:50:33.855395707</meta:creation-date>
    <dc:date>2023-04-23T11:53:53.965960307</dc:date>
    <meta:editing-duration>PT3M19S</meta:editing-duration>
    <meta:editing-cycles>2</meta:editing-cycles>
    <meta:generator>LibreOffice/7.4.3.2$MacOSX_AARCH64 LibreOffice_project/1048a8393ae2eeec98dff31b5c133c5f1d08b890</meta:generator>
    <meta:document-statistic meta:table-count="0" meta:image-count="0" meta:object-count="0" meta:page-count="1" meta:paragraph-count="5" meta:word-count="116" meta:character-count="1004" meta:non-whitespace-character-count="889"/>
  </office:meta>
</office:document-meta>
</file>